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04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3.357cm"/>
    </style:style>
    <style:style style:name="co19" style:family="table-column">
      <style:table-column-properties fo:break-before="auto" style:column-width="3.411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3.059cm"/>
    </style:style>
    <style:style style:name="co22" style:family="table-column">
      <style:table-column-properties fo:break-before="auto" style:column-width="3.44cm"/>
    </style:style>
    <style:style style:name="co23" style:family="table-column">
      <style:table-column-properties fo:break-before="auto" style:column-width="3.739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4.092cm"/>
    </style:style>
    <style:style style:name="co26" style:family="table-column">
      <style:table-column-properties fo:break-before="auto" style:column-width="3.711cm"/>
    </style:style>
    <style:style style:name="co27" style:family="table-column">
      <style:table-column-properties fo:break-before="auto" style:column-width="3.847cm"/>
    </style:style>
    <style:style style:name="co28" style:family="table-column">
      <style:table-column-properties fo:break-before="auto" style:column-width="3.004cm"/>
    </style:style>
    <style:style style:name="co29" style:family="table-column">
      <style:table-column-properties fo:break-before="auto" style:column-width="3.385cm"/>
    </style:style>
    <style:style style:name="co30" style:family="table-column">
      <style:table-column-properties fo:break-before="auto" style:column-width="3.685cm"/>
    </style:style>
    <style:style style:name="co31" style:family="table-column">
      <style:table-column-properties fo:break-before="auto" style:column-width="3.113cm"/>
    </style:style>
    <style:style style:name="co32" style:family="table-column">
      <style:table-column-properties fo:break-before="auto" style:column-width="2.459cm"/>
    </style:style>
    <style:style style:name="co33" style:family="table-column">
      <style:table-column-properties fo:break-before="auto" style:column-width="2.404cm"/>
    </style:style>
    <style:style style:name="co34" style:family="table-column">
      <style:table-column-properties fo:break-before="auto" style:column-width="1.752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6.764cm" svg:y="0cm">
            <draw:object draw:notify-on-update-of-ranges="Tabelle1.A1:Tabelle1.A1 Tabelle1.A2:Tabelle1.A222 Tabelle1.AO1:Tabelle1.AO1 Tabelle1.AO2:Tabelle1.AO222 Tabelle1.A1:Tabelle1.A1 Tabelle1.A2:Tabelle1.A222 Tabelle1.AQ1:Tabelle1.AQ1 Tabelle1.AQ2:Tabelle1.AQ2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number-columns-repeated="2" table:default-cell-style-name="Default"/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one_one</text:p>
          </table:table-cell>
          <table:table-cell office:value-type="string" calcext:value-type="string">
            <text:p>one_two</text:p>
          </table:table-cell>
          <table:table-cell office:value-type="string" calcext:value-type="string">
            <text:p>one_three</text:p>
          </table:table-cell>
          <table:table-cell office:value-type="string" calcext:value-type="string">
            <text:p>one_four</text:p>
          </table:table-cell>
          <table:table-cell office:value-type="string" calcext:value-type="string">
            <text:p>one_five</text:p>
          </table:table-cell>
          <table:table-cell office:value-type="string" calcext:value-type="string">
            <text:p>one_six</text:p>
          </table:table-cell>
          <table:table-cell office:value-type="string" calcext:value-type="string">
            <text:p>one_seven</text:p>
          </table:table-cell>
          <table:table-cell office:value-type="string" calcext:value-type="string">
            <text:p>one_eight</text:p>
          </table:table-cell>
          <table:table-cell office:value-type="string" calcext:value-type="string">
            <text:p>one_seven_big</text:p>
          </table:table-cell>
          <table:table-cell office:value-type="string" calcext:value-type="string">
            <text:p>one_six_big</text:p>
          </table:table-cell>
          <table:table-cell office:value-type="string" calcext:value-type="string">
            <text:p>one_five_big</text:p>
          </table:table-cell>
          <table:table-cell office:value-type="string" calcext:value-type="string">
            <text:p>one_four_big</text:p>
          </table:table-cell>
          <table:table-cell office:value-type="string" calcext:value-type="string">
            <text:p>two_four</text:p>
          </table:table-cell>
          <table:table-cell office:value-type="string" calcext:value-type="string">
            <text:p>two_five</text:p>
          </table:table-cell>
          <table:table-cell office:value-type="string" calcext:value-type="string">
            <text:p>two_six</text:p>
          </table:table-cell>
          <table:table-cell office:value-type="string" calcext:value-type="string">
            <text:p>two_seven</text:p>
          </table:table-cell>
          <table:table-cell office:value-type="string" calcext:value-type="string">
            <text:p>two_eight</text:p>
          </table:table-cell>
          <table:table-cell office:value-type="string" calcext:value-type="string">
            <text:p>two_nine</text:p>
          </table:table-cell>
          <table:table-cell office:value-type="string" calcext:value-type="string">
            <text:p>two_ten</text:p>
          </table:table-cell>
          <table:table-cell office:value-type="string" calcext:value-type="string">
            <text:p>one_one_one_two</text:p>
          </table:table-cell>
          <table:table-cell office:value-type="string" calcext:value-type="string">
            <text:p>one_two_one_three</text:p>
          </table:table-cell>
          <table:table-cell office:value-type="string" calcext:value-type="string">
            <text:p>one_two_one_one</text:p>
          </table:table-cell>
          <table:table-cell office:value-type="string" calcext:value-type="string">
            <text:p>one_three_one_four</text:p>
          </table:table-cell>
          <table:table-cell office:value-type="string" calcext:value-type="string">
            <text:p>one_four_one_five</text:p>
          </table:table-cell>
          <table:table-cell office:value-type="string" calcext:value-type="string">
            <text:p>one_five_one_six</text:p>
          </table:table-cell>
          <table:table-cell office:value-type="string" calcext:value-type="string">
            <text:p>one_six_one_seven</text:p>
          </table:table-cell>
          <table:table-cell office:value-type="string" calcext:value-type="string">
            <text:p>one_seven_one_eight</text:p>
          </table:table-cell>
          <table:table-cell office:value-type="string" calcext:value-type="string">
            <text:p>one_eight_one_seven_big</text:p>
          </table:table-cell>
          <table:table-cell office:value-type="string" calcext:value-type="string">
            <text:p>one_seven_one_six_big</text:p>
          </table:table-cell>
          <table:table-cell office:value-type="string" calcext:value-type="string">
            <text:p>one_six_one_five_big</text:p>
          </table:table-cell>
          <table:table-cell office:value-type="string" calcext:value-type="string">
            <text:p>one_five_one_four_big</text:p>
          </table:table-cell>
          <table:table-cell office:value-type="string" calcext:value-type="string">
            <text:p>one_four_two_four_big</text:p>
          </table:table-cell>
          <table:table-cell office:value-type="string" calcext:value-type="string">
            <text:p>two_four_two_five</text:p>
          </table:table-cell>
          <table:table-cell office:value-type="string" calcext:value-type="string">
            <text:p>two_five_two_six</text:p>
          </table:table-cell>
          <table:table-cell office:value-type="string" calcext:value-type="string">
            <text:p>two_six_two_seven</text:p>
          </table:table-cell>
          <table:table-cell office:value-type="string" calcext:value-type="string">
            <text:p>two_seven_two_eight</text:p>
          </table:table-cell>
          <table:table-cell office:value-type="string" calcext:value-type="string">
            <text:p>two_eight_two_nine</text:p>
          </table:table-cell>
          <table:table-cell office:value-type="string" calcext:value-type="string">
            <text:p>two_nine_two_ten</text:p>
          </table:table-cell>
          <table:table-cell office:value-type="string" calcext:value-type="string">
            <text:p>[omegaWheel</text:p>
          </table:table-cell>
          <table:table-cell office:value-type="string" calcext:value-type="string">
            <text:p>omegaWheel]</text:p>
          </table:table-cell>
          <table:table-cell office:value-type="string" calcext:value-type="string">
            <text:p>[omegaCrank</text:p>
          </table:table-cell>
          <table:table-cell office:value-type="string" calcext:value-type="string">
            <text:p>omegaCrank]</text:p>
          </table:table-cell>
          <table:table-cell office:value-type="string" calcext:value-type="string">
            <text:p>[t</text:p>
          </table:table-cell>
          <table:table-cell office:value-type="string" calcext:value-type="string">
            <text:p>t]</text:p>
          </table:table-cell>
          <table:table-cell office:value-type="string" calcext:value-type="string">
            <text:p>[bigJump</text:p>
          </table:table-cell>
          <table:table-cell office:value-type="string" calcext:value-type="string">
            <text:p>bigJump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0.26508" calcext:value-type="float">
            <text:p>0,26508</text:p>
          </table:table-cell>
          <table:table-cell table:number-columns-repeated="2" office:value-type="float" office:value="0.19491" calcext:value-type="float">
            <text:p>0,19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0.53016" calcext:value-type="float">
            <text:p>0,53016</text:p>
          </table:table-cell>
          <table:table-cell table:number-columns-repeated="2" office:value-type="float" office:value="0.38982" calcext:value-type="float">
            <text:p>0,389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0.79524" calcext:value-type="float">
            <text:p>0,79524</text:p>
          </table:table-cell>
          <table:table-cell table:number-columns-repeated="2" office:value-type="float" office:value="0.58473" calcext:value-type="float">
            <text:p>0,584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.06032" calcext:value-type="float">
            <text:p>1,06032</text:p>
          </table:table-cell>
          <table:table-cell table:number-columns-repeated="2" office:value-type="float" office:value="0.77964" calcext:value-type="float">
            <text:p>0,779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.3254" calcext:value-type="float">
            <text:p>1,3254</text:p>
          </table:table-cell>
          <table:table-cell table:number-columns-repeated="2" office:value-type="float" office:value="0.97455" calcext:value-type="float">
            <text:p>0,974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.59048" calcext:value-type="float">
            <text:p>1,59048</text:p>
          </table:table-cell>
          <table:table-cell table:number-columns-repeated="2" office:value-type="float" office:value="1.16946" calcext:value-type="float">
            <text:p>1,169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.85556" calcext:value-type="float">
            <text:p>1,85556</text:p>
          </table:table-cell>
          <table:table-cell table:number-columns-repeated="2" office:value-type="float" office:value="1.36437" calcext:value-type="float">
            <text:p>1,364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.12064" calcext:value-type="float">
            <text:p>2,12064</text:p>
          </table:table-cell>
          <table:table-cell table:number-columns-repeated="2" office:value-type="float" office:value="1.55929" calcext:value-type="float">
            <text:p>1,559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.38572" calcext:value-type="float">
            <text:p>2,38572</text:p>
          </table:table-cell>
          <table:table-cell table:number-columns-repeated="2" office:value-type="float" office:value="1.7542" calcext:value-type="float">
            <text:p>1,75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.6508" calcext:value-type="float">
            <text:p>2,6508</text:p>
          </table:table-cell>
          <table:table-cell table:number-columns-repeated="2" office:value-type="float" office:value="1.94911" calcext:value-type="float">
            <text:p>1,949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.91588" calcext:value-type="float">
            <text:p>2,91588</text:p>
          </table:table-cell>
          <table:table-cell table:number-columns-repeated="2" office:value-type="float" office:value="2.14402" calcext:value-type="float">
            <text:p>2,144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3.18096" calcext:value-type="float">
            <text:p>3,18096</text:p>
          </table:table-cell>
          <table:table-cell table:number-columns-repeated="2" office:value-type="float" office:value="2.33893" calcext:value-type="float">
            <text:p>2,3389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3.44604" calcext:value-type="float">
            <text:p>3,44604</text:p>
          </table:table-cell>
          <table:table-cell table:number-columns-repeated="2" office:value-type="float" office:value="2.53384" calcext:value-type="float">
            <text:p>2,5338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3.71112" calcext:value-type="float">
            <text:p>3,71112</text:p>
          </table:table-cell>
          <table:table-cell table:number-columns-repeated="2" office:value-type="float" office:value="2.72875" calcext:value-type="float">
            <text:p>2,728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3.9762" calcext:value-type="float">
            <text:p>3,9762</text:p>
          </table:table-cell>
          <table:table-cell table:number-columns-repeated="2" office:value-type="float" office:value="2.92366" calcext:value-type="float">
            <text:p>2,9236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4.24128" calcext:value-type="float">
            <text:p>4,24128</text:p>
          </table:table-cell>
          <table:table-cell table:number-columns-repeated="2" office:value-type="float" office:value="3.11857" calcext:value-type="float">
            <text:p>3,1185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4.50636" calcext:value-type="float">
            <text:p>4,50636</text:p>
          </table:table-cell>
          <table:table-cell table:number-columns-repeated="2" office:value-type="float" office:value="3.31348" calcext:value-type="float">
            <text:p>3,313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4.77144" calcext:value-type="float">
            <text:p>4,77144</text:p>
          </table:table-cell>
          <table:table-cell table:number-columns-repeated="2" office:value-type="float" office:value="3.50839" calcext:value-type="float">
            <text:p>3,508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5.03652" calcext:value-type="float">
            <text:p>5,03652</text:p>
          </table:table-cell>
          <table:table-cell table:number-columns-repeated="2" office:value-type="float" office:value="3.7033" calcext:value-type="float">
            <text:p>3,70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5.3016" calcext:value-type="float">
            <text:p>5,3016</text:p>
          </table:table-cell>
          <table:table-cell table:number-columns-repeated="2" office:value-type="float" office:value="3.89821" calcext:value-type="float">
            <text:p>3,898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5.56668" calcext:value-type="float">
            <text:p>5,56668</text:p>
          </table:table-cell>
          <table:table-cell table:number-columns-repeated="2" office:value-type="float" office:value="4.09312" calcext:value-type="float">
            <text:p>4,0931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5.83176" calcext:value-type="float">
            <text:p>5,83176</text:p>
          </table:table-cell>
          <table:table-cell table:number-columns-repeated="2" office:value-type="float" office:value="4.28803" calcext:value-type="float">
            <text:p>4,2880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6.09684" calcext:value-type="float">
            <text:p>6,09684</text:p>
          </table:table-cell>
          <table:table-cell table:number-columns-repeated="2" office:value-type="float" office:value="4.48295" calcext:value-type="float">
            <text:p>4,4829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6.36192" calcext:value-type="float">
            <text:p>6,36192</text:p>
          </table:table-cell>
          <table:table-cell table:number-columns-repeated="2" office:value-type="float" office:value="4.67786" calcext:value-type="float">
            <text:p>4,6778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6.627" calcext:value-type="float">
            <text:p>6,627</text:p>
          </table:table-cell>
          <table:table-cell table:number-columns-repeated="2" office:value-type="float" office:value="4.87277" calcext:value-type="float">
            <text:p>4,8727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6.89208" calcext:value-type="float">
            <text:p>6,89208</text:p>
          </table:table-cell>
          <table:table-cell table:number-columns-repeated="2" office:value-type="float" office:value="5.06768" calcext:value-type="float">
            <text:p>5,0676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7.15716" calcext:value-type="float">
            <text:p>7,15716</text:p>
          </table:table-cell>
          <table:table-cell table:number-columns-repeated="2" office:value-type="float" office:value="5.26259" calcext:value-type="float">
            <text:p>5,2625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7.42224" calcext:value-type="float">
            <text:p>7,42224</text:p>
          </table:table-cell>
          <table:table-cell table:number-columns-repeated="2" office:value-type="float" office:value="5.4575" calcext:value-type="float">
            <text:p>5,457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7.68732" calcext:value-type="float">
            <text:p>7,68732</text:p>
          </table:table-cell>
          <table:table-cell table:number-columns-repeated="2" office:value-type="float" office:value="5.65241" calcext:value-type="float">
            <text:p>5,6524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7.9524" calcext:value-type="float">
            <text:p>7,9524</text:p>
          </table:table-cell>
          <table:table-cell table:number-columns-repeated="2" office:value-type="float" office:value="5.84732" calcext:value-type="float">
            <text:p>5,847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8.21748" calcext:value-type="float">
            <text:p>8,21748</text:p>
          </table:table-cell>
          <table:table-cell table:number-columns-repeated="2" office:value-type="float" office:value="6.04223" calcext:value-type="float">
            <text:p>6,0422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8.48256" calcext:value-type="float">
            <text:p>8,48256</text:p>
          </table:table-cell>
          <table:table-cell table:number-columns-repeated="2" office:value-type="float" office:value="6.23714" calcext:value-type="float">
            <text:p>6,2371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8.74764" calcext:value-type="float">
            <text:p>8,74764</text:p>
          </table:table-cell>
          <table:table-cell table:number-columns-repeated="2" office:value-type="float" office:value="6.43205" calcext:value-type="float">
            <text:p>6,4320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9.01272" calcext:value-type="float">
            <text:p>9,01272</text:p>
          </table:table-cell>
          <table:table-cell table:number-columns-repeated="2" office:value-type="float" office:value="6.62696" calcext:value-type="float">
            <text:p>6,6269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9.2778" calcext:value-type="float">
            <text:p>9,2778</text:p>
          </table:table-cell>
          <table:table-cell table:number-columns-repeated="2" office:value-type="float" office:value="6.82187" calcext:value-type="float">
            <text:p>6,8218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9.54288" calcext:value-type="float">
            <text:p>9,54288</text:p>
          </table:table-cell>
          <table:table-cell table:number-columns-repeated="2" office:value-type="float" office:value="7.01678" calcext:value-type="float">
            <text:p>7,0167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9.80796" calcext:value-type="float">
            <text:p>9,80796</text:p>
          </table:table-cell>
          <table:table-cell table:number-columns-repeated="2" office:value-type="float" office:value="7.21169" calcext:value-type="float">
            <text:p>7,2116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0.07304" calcext:value-type="float">
            <text:p>10,07304</text:p>
          </table:table-cell>
          <table:table-cell table:number-columns-repeated="2" office:value-type="float" office:value="7.40661" calcext:value-type="float">
            <text:p>7,4066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0.33812" calcext:value-type="float">
            <text:p>10,33812</text:p>
          </table:table-cell>
          <table:table-cell table:number-columns-repeated="2" office:value-type="float" office:value="7.60152" calcext:value-type="float">
            <text:p>7,6015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0.6032" calcext:value-type="float">
            <text:p>10,6032</text:p>
          </table:table-cell>
          <table:table-cell table:number-columns-repeated="2" office:value-type="float" office:value="7.79643" calcext:value-type="float">
            <text:p>7,796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0.86828" calcext:value-type="float">
            <text:p>10,86828</text:p>
          </table:table-cell>
          <table:table-cell table:number-columns-repeated="2" office:value-type="float" office:value="7.99134" calcext:value-type="float">
            <text:p>7,9913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1.13336" calcext:value-type="float">
            <text:p>11,13336</text:p>
          </table:table-cell>
          <table:table-cell table:number-columns-repeated="2" office:value-type="float" office:value="8.18625" calcext:value-type="float">
            <text:p>8,1862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1.39844" calcext:value-type="float">
            <text:p>11,39844</text:p>
          </table:table-cell>
          <table:table-cell table:number-columns-repeated="2" office:value-type="float" office:value="8.38116" calcext:value-type="float">
            <text:p>8,3811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1.66352" calcext:value-type="float">
            <text:p>11,66352</text:p>
          </table:table-cell>
          <table:table-cell table:number-columns-repeated="2" office:value-type="float" office:value="8.57607" calcext:value-type="float">
            <text:p>8,5760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1.9286" calcext:value-type="float">
            <text:p>11,9286</text:p>
          </table:table-cell>
          <table:table-cell table:number-columns-repeated="2" office:value-type="float" office:value="8.77098" calcext:value-type="float">
            <text:p>8,7709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2.19368" calcext:value-type="float">
            <text:p>12,19368</text:p>
          </table:table-cell>
          <table:table-cell table:number-columns-repeated="2" office:value-type="float" office:value="8.96589" calcext:value-type="float">
            <text:p>8,9658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2.45876" calcext:value-type="float">
            <text:p>12,45876</text:p>
          </table:table-cell>
          <table:table-cell table:number-columns-repeated="2" office:value-type="float" office:value="9.1608" calcext:value-type="float">
            <text:p>9,160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2.72384" calcext:value-type="float">
            <text:p>12,72384</text:p>
          </table:table-cell>
          <table:table-cell table:number-columns-repeated="2" office:value-type="float" office:value="9.35571" calcext:value-type="float">
            <text:p>9,3557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2.98892" calcext:value-type="float">
            <text:p>12,98892</text:p>
          </table:table-cell>
          <table:table-cell table:number-columns-repeated="2" office:value-type="float" office:value="9.55062" calcext:value-type="float">
            <text:p>9,5506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3.254" calcext:value-type="float">
            <text:p>13,254</text:p>
          </table:table-cell>
          <table:table-cell table:number-columns-repeated="2" office:value-type="float" office:value="9.74553" calcext:value-type="float">
            <text:p>9,7455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3.51908" calcext:value-type="float">
            <text:p>13,51908</text:p>
          </table:table-cell>
          <table:table-cell table:number-columns-repeated="2" office:value-type="float" office:value="9.94044" calcext:value-type="float">
            <text:p>9,9404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3.78416" calcext:value-type="float">
            <text:p>13,78416</text:p>
          </table:table-cell>
          <table:table-cell table:number-columns-repeated="2" office:value-type="float" office:value="10.13536" calcext:value-type="float">
            <text:p>10,1353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4.04924" calcext:value-type="float">
            <text:p>14,04924</text:p>
          </table:table-cell>
          <table:table-cell table:number-columns-repeated="2" office:value-type="float" office:value="10.33027" calcext:value-type="float">
            <text:p>10,3302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4.31432" calcext:value-type="float">
            <text:p>14,31432</text:p>
          </table:table-cell>
          <table:table-cell table:number-columns-repeated="2" office:value-type="float" office:value="10.52518" calcext:value-type="float">
            <text:p>10,5251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4.5794" calcext:value-type="float">
            <text:p>14,5794</text:p>
          </table:table-cell>
          <table:table-cell table:number-columns-repeated="2" office:value-type="float" office:value="10.72009" calcext:value-type="float">
            <text:p>10,720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4.84448" calcext:value-type="float">
            <text:p>14,84448</text:p>
          </table:table-cell>
          <table:table-cell table:number-columns-repeated="2" office:value-type="float" office:value="10.915" calcext:value-type="float">
            <text:p>10,91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5.10956" calcext:value-type="float">
            <text:p>15,10956</text:p>
          </table:table-cell>
          <table:table-cell table:number-columns-repeated="2" office:value-type="float" office:value="11.10991" calcext:value-type="float">
            <text:p>11,1099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5.37464" calcext:value-type="float">
            <text:p>15,37464</text:p>
          </table:table-cell>
          <table:table-cell table:number-columns-repeated="2" office:value-type="float" office:value="11.30482" calcext:value-type="float">
            <text:p>11,3048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5.63972" calcext:value-type="float">
            <text:p>15,63972</text:p>
          </table:table-cell>
          <table:table-cell table:number-columns-repeated="2" office:value-type="float" office:value="11.49973" calcext:value-type="float">
            <text:p>11,4997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5.9048" calcext:value-type="float">
            <text:p>15,9048</text:p>
          </table:table-cell>
          <table:table-cell table:number-columns-repeated="2" office:value-type="float" office:value="11.69464" calcext:value-type="float">
            <text:p>11,6946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6.16988" calcext:value-type="float">
            <text:p>16,16988</text:p>
          </table:table-cell>
          <table:table-cell table:number-columns-repeated="2" office:value-type="float" office:value="11.88955" calcext:value-type="float">
            <text:p>11,8895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6.43496" calcext:value-type="float">
            <text:p>16,43496</text:p>
          </table:table-cell>
          <table:table-cell table:number-columns-repeated="2" office:value-type="float" office:value="12.08446" calcext:value-type="float">
            <text:p>12,0844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6.70004" calcext:value-type="float">
            <text:p>16,70004</text:p>
          </table:table-cell>
          <table:table-cell table:number-columns-repeated="2" office:value-type="float" office:value="12.27937" calcext:value-type="float">
            <text:p>12,2793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6.96512" calcext:value-type="float">
            <text:p>16,96512</text:p>
          </table:table-cell>
          <table:table-cell table:number-columns-repeated="2" office:value-type="float" office:value="12.47428" calcext:value-type="float">
            <text:p>12,474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7.2302" calcext:value-type="float">
            <text:p>17,2302</text:p>
          </table:table-cell>
          <table:table-cell table:number-columns-repeated="2" office:value-type="float" office:value="12.66919" calcext:value-type="float">
            <text:p>12,669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7.49528" calcext:value-type="float">
            <text:p>17,49528</text:p>
          </table:table-cell>
          <table:table-cell table:number-columns-repeated="2" office:value-type="float" office:value="12.8641" calcext:value-type="float">
            <text:p>12,864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7.76036" calcext:value-type="float">
            <text:p>17,76036</text:p>
          </table:table-cell>
          <table:table-cell table:number-columns-repeated="2" office:value-type="float" office:value="13.05902" calcext:value-type="float">
            <text:p>13,0590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8.02544" calcext:value-type="float">
            <text:p>18,02544</text:p>
          </table:table-cell>
          <table:table-cell table:number-columns-repeated="2" office:value-type="float" office:value="13.25393" calcext:value-type="float">
            <text:p>13,2539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8.29052" calcext:value-type="float">
            <text:p>18,29052</text:p>
          </table:table-cell>
          <table:table-cell table:number-columns-repeated="2" office:value-type="float" office:value="13.44884" calcext:value-type="float">
            <text:p>13,4488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8.5556" calcext:value-type="float">
            <text:p>18,5556</text:p>
          </table:table-cell>
          <table:table-cell table:number-columns-repeated="2" office:value-type="float" office:value="13.64375" calcext:value-type="float">
            <text:p>13,643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8.82068" calcext:value-type="float">
            <text:p>18,82068</text:p>
          </table:table-cell>
          <table:table-cell table:number-columns-repeated="2" office:value-type="float" office:value="13.83866" calcext:value-type="float">
            <text:p>13,8386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9.08576" calcext:value-type="float">
            <text:p>19,08576</text:p>
          </table:table-cell>
          <table:table-cell table:number-columns-repeated="2" office:value-type="float" office:value="14.03357" calcext:value-type="float">
            <text:p>14,03357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9.08576" calcext:value-type="float">
            <text:p>19,08576</text:p>
          </table:table-cell>
          <table:table-cell table:number-columns-repeated="2" office:value-type="float" office:value="12.91094" calcext:value-type="float">
            <text:p>12,9109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9.34856" calcext:value-type="float">
            <text:p>19,34856</text:p>
          </table:table-cell>
          <table:table-cell table:number-columns-repeated="2" office:value-type="float" office:value="13.08872" calcext:value-type="float">
            <text:p>13,088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9.61136" calcext:value-type="float">
            <text:p>19,61136</text:p>
          </table:table-cell>
          <table:table-cell table:number-columns-repeated="2" office:value-type="float" office:value="13.2665" calcext:value-type="float">
            <text:p>13,266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9.87416" calcext:value-type="float">
            <text:p>19,87416</text:p>
          </table:table-cell>
          <table:table-cell table:number-columns-repeated="2" office:value-type="float" office:value="13.44427" calcext:value-type="float">
            <text:p>13,4442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0.13696" calcext:value-type="float">
            <text:p>20,13696</text:p>
          </table:table-cell>
          <table:table-cell table:number-columns-repeated="2" office:value-type="float" office:value="13.62205" calcext:value-type="float">
            <text:p>13,6220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0.39976" calcext:value-type="float">
            <text:p>20,39976</text:p>
          </table:table-cell>
          <table:table-cell table:number-columns-repeated="2" office:value-type="float" office:value="13.79983" calcext:value-type="float">
            <text:p>13,7998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0.66256" calcext:value-type="float">
            <text:p>20,66256</text:p>
          </table:table-cell>
          <table:table-cell table:number-columns-repeated="2" office:value-type="float" office:value="13.9776" calcext:value-type="float">
            <text:p>13,977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0.92536" calcext:value-type="float">
            <text:p>20,92536</text:p>
          </table:table-cell>
          <table:table-cell table:number-columns-repeated="2" office:value-type="float" office:value="14.15538" calcext:value-type="float">
            <text:p>14,1553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0.92536" calcext:value-type="float">
            <text:p>20,92536</text:p>
          </table:table-cell>
          <table:table-cell table:number-columns-repeated="2" office:value-type="float" office:value="12.92455" calcext:value-type="float">
            <text:p>12,9245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1.18588" calcext:value-type="float">
            <text:p>21,18588</text:p>
          </table:table-cell>
          <table:table-cell table:number-columns-repeated="2" office:value-type="float" office:value="13.08546" calcext:value-type="float">
            <text:p>13,0854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1.4464" calcext:value-type="float">
            <text:p>21,4464</text:p>
          </table:table-cell>
          <table:table-cell table:number-columns-repeated="2" office:value-type="float" office:value="13.24637" calcext:value-type="float">
            <text:p>13,2463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1.70692" calcext:value-type="float">
            <text:p>21,70692</text:p>
          </table:table-cell>
          <table:table-cell table:number-columns-repeated="2" office:value-type="float" office:value="13.40728" calcext:value-type="float">
            <text:p>13,4072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1.96744" calcext:value-type="float">
            <text:p>21,96744</text:p>
          </table:table-cell>
          <table:table-cell table:number-columns-repeated="2" office:value-type="float" office:value="13.56819" calcext:value-type="float">
            <text:p>13,5681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2.22796" calcext:value-type="float">
            <text:p>22,22796</text:p>
          </table:table-cell>
          <table:table-cell table:number-columns-repeated="2" office:value-type="float" office:value="13.7291" calcext:value-type="float">
            <text:p>13,729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2.48848" calcext:value-type="float">
            <text:p>22,48848</text:p>
          </table:table-cell>
          <table:table-cell table:number-columns-repeated="2" office:value-type="float" office:value="13.89001" calcext:value-type="float">
            <text:p>13,8900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2.749" calcext:value-type="float">
            <text:p>22,749</text:p>
          </table:table-cell>
          <table:table-cell table:number-columns-repeated="2" office:value-type="float" office:value="14.05092" calcext:value-type="float">
            <text:p>14,0509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2.749" calcext:value-type="float">
            <text:p>22,749</text:p>
          </table:table-cell>
          <table:table-cell table:number-columns-repeated="2" office:value-type="float" office:value="12.7126" calcext:value-type="float">
            <text:p>12,712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3.00724" calcext:value-type="float">
            <text:p>23,00724</text:p>
          </table:table-cell>
          <table:table-cell table:number-columns-repeated="2" office:value-type="float" office:value="12.85691" calcext:value-type="float">
            <text:p>12,8569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3.26548" calcext:value-type="float">
            <text:p>23,26548</text:p>
          </table:table-cell>
          <table:table-cell table:number-columns-repeated="2" office:value-type="float" office:value="13.00122" calcext:value-type="float">
            <text:p>13,0012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3.52372" calcext:value-type="float">
            <text:p>23,52372</text:p>
          </table:table-cell>
          <table:table-cell table:number-columns-repeated="2" office:value-type="float" office:value="13.14553" calcext:value-type="float">
            <text:p>13,1455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3.78196" calcext:value-type="float">
            <text:p>23,78196</text:p>
          </table:table-cell>
          <table:table-cell table:number-columns-repeated="2" office:value-type="float" office:value="13.28983" calcext:value-type="float">
            <text:p>13,2898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4.0402" calcext:value-type="float">
            <text:p>24,0402</text:p>
          </table:table-cell>
          <table:table-cell table:number-columns-repeated="2" office:value-type="float" office:value="13.43414" calcext:value-type="float">
            <text:p>13,434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4.29844" calcext:value-type="float">
            <text:p>24,29844</text:p>
          </table:table-cell>
          <table:table-cell table:number-columns-repeated="2" office:value-type="float" office:value="13.57845" calcext:value-type="float">
            <text:p>13,578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4.55668" calcext:value-type="float">
            <text:p>24,55668</text:p>
          </table:table-cell>
          <table:table-cell table:number-columns-repeated="2" office:value-type="float" office:value="13.72276" calcext:value-type="float">
            <text:p>13,7227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4.81492" calcext:value-type="float">
            <text:p>24,81492</text:p>
          </table:table-cell>
          <table:table-cell table:number-columns-repeated="2" office:value-type="float" office:value="13.86707" calcext:value-type="float">
            <text:p>13,8670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5.07316" calcext:value-type="float">
            <text:p>25,07316</text:p>
          </table:table-cell>
          <table:table-cell table:number-columns-repeated="2" office:value-type="float" office:value="14.01138" calcext:value-type="float">
            <text:p>14,0113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5.07316" calcext:value-type="float">
            <text:p>25,07316</text:p>
          </table:table-cell>
          <table:table-cell table:number-columns-repeated="2" office:value-type="float" office:value="12.53658" calcext:value-type="float">
            <text:p>12,5365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5.32912" calcext:value-type="float">
            <text:p>25,32912</text:p>
          </table:table-cell>
          <table:table-cell table:number-columns-repeated="2" office:value-type="float" office:value="12.66456" calcext:value-type="float">
            <text:p>12,6645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5.58508" calcext:value-type="float">
            <text:p>25,58508</text:p>
          </table:table-cell>
          <table:table-cell table:number-columns-repeated="2" office:value-type="float" office:value="12.79254" calcext:value-type="float">
            <text:p>12,7925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5.84104" calcext:value-type="float">
            <text:p>25,84104</text:p>
          </table:table-cell>
          <table:table-cell table:number-columns-repeated="2" office:value-type="float" office:value="12.92052" calcext:value-type="float">
            <text:p>12,9205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6.097" calcext:value-type="float">
            <text:p>26,097</text:p>
          </table:table-cell>
          <table:table-cell table:number-columns-repeated="2" office:value-type="float" office:value="13.0485" calcext:value-type="float">
            <text:p>13,048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6.35296" calcext:value-type="float">
            <text:p>26,35296</text:p>
          </table:table-cell>
          <table:table-cell table:number-columns-repeated="2" office:value-type="float" office:value="13.17648" calcext:value-type="float">
            <text:p>13,1764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6.60892" calcext:value-type="float">
            <text:p>26,60892</text:p>
          </table:table-cell>
          <table:table-cell table:number-columns-repeated="2" office:value-type="float" office:value="13.30446" calcext:value-type="float">
            <text:p>13,3044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6.86488" calcext:value-type="float">
            <text:p>26,86488</text:p>
          </table:table-cell>
          <table:table-cell table:number-columns-repeated="2" office:value-type="float" office:value="13.43244" calcext:value-type="float">
            <text:p>13,4324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7.12084" calcext:value-type="float">
            <text:p>27,12084</text:p>
          </table:table-cell>
          <table:table-cell table:number-columns-repeated="2" office:value-type="float" office:value="13.56042" calcext:value-type="float">
            <text:p>13,5604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7.3768" calcext:value-type="float">
            <text:p>27,3768</text:p>
          </table:table-cell>
          <table:table-cell table:number-columns-repeated="2" office:value-type="float" office:value="13.6884" calcext:value-type="float">
            <text:p>13,688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7.63276" calcext:value-type="float">
            <text:p>27,63276</text:p>
          </table:table-cell>
          <table:table-cell table:number-columns-repeated="2" office:value-type="float" office:value="13.81638" calcext:value-type="float">
            <text:p>13,8163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7.88872" calcext:value-type="float">
            <text:p>27,88872</text:p>
          </table:table-cell>
          <table:table-cell table:number-columns-repeated="2" office:value-type="float" office:value="13.94436" calcext:value-type="float">
            <text:p>13,9443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8.14468" calcext:value-type="float">
            <text:p>28,14468</text:p>
          </table:table-cell>
          <table:table-cell table:number-columns-repeated="2" office:value-type="float" office:value="14.07234" calcext:value-type="float">
            <text:p>14,0723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8.14468" calcext:value-type="float">
            <text:p>28,14468</text:p>
          </table:table-cell>
          <table:table-cell table:number-columns-repeated="2" office:value-type="float" office:value="13.2446" calcext:value-type="float">
            <text:p>13,244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8.3995" calcext:value-type="float">
            <text:p>28,3995</text:p>
          </table:table-cell>
          <table:table-cell table:number-columns-repeated="2" office:value-type="float" office:value="13.36452" calcext:value-type="float">
            <text:p>13,3645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8.65432" calcext:value-type="float">
            <text:p>28,65432</text:p>
          </table:table-cell>
          <table:table-cell table:number-columns-repeated="2" office:value-type="float" office:value="13.48444" calcext:value-type="float">
            <text:p>13,4844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8.90914" calcext:value-type="float">
            <text:p>28,90914</text:p>
          </table:table-cell>
          <table:table-cell table:number-columns-repeated="2" office:value-type="float" office:value="13.60435" calcext:value-type="float">
            <text:p>13,6043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9.16396" calcext:value-type="float">
            <text:p>29,16396</text:p>
          </table:table-cell>
          <table:table-cell table:number-columns-repeated="2" office:value-type="float" office:value="13.72427" calcext:value-type="float">
            <text:p>13,7242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9.41878" calcext:value-type="float">
            <text:p>29,41878</text:p>
          </table:table-cell>
          <table:table-cell table:number-columns-repeated="2" office:value-type="float" office:value="13.84418" calcext:value-type="float">
            <text:p>13,8441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9.6736" calcext:value-type="float">
            <text:p>29,6736</text:p>
          </table:table-cell>
          <table:table-cell table:number-columns-repeated="2" office:value-type="float" office:value="13.9641" calcext:value-type="float">
            <text:p>13,964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9.92842" calcext:value-type="float">
            <text:p>29,92842</text:p>
          </table:table-cell>
          <table:table-cell table:number-columns-repeated="2" office:value-type="float" office:value="14.08402" calcext:value-type="float">
            <text:p>14,0840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9.92842" calcext:value-type="float">
            <text:p>29,92842</text:p>
          </table:table-cell>
          <table:table-cell table:number-columns-repeated="2" office:value-type="float" office:value="13.20382" calcext:value-type="float">
            <text:p>13,2038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30.1821" calcext:value-type="float">
            <text:p>30,1821</text:p>
          </table:table-cell>
          <table:table-cell table:number-columns-repeated="2" office:value-type="float" office:value="13.31574" calcext:value-type="float">
            <text:p>13,3157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30.43578" calcext:value-type="float">
            <text:p>30,43578</text:p>
          </table:table-cell>
          <table:table-cell table:number-columns-repeated="2" office:value-type="float" office:value="13.42766" calcext:value-type="float">
            <text:p>13,4276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30.68946" calcext:value-type="float">
            <text:p>30,68946</text:p>
          </table:table-cell>
          <table:table-cell table:number-columns-repeated="2" office:value-type="float" office:value="13.53958" calcext:value-type="float">
            <text:p>13,5395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30.94314" calcext:value-type="float">
            <text:p>30,94314</text:p>
          </table:table-cell>
          <table:table-cell table:number-columns-repeated="2" office:value-type="float" office:value="13.65149" calcext:value-type="float">
            <text:p>13,6514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31.19682" calcext:value-type="float">
            <text:p>31,19682</text:p>
          </table:table-cell>
          <table:table-cell table:number-columns-repeated="2" office:value-type="float" office:value="13.76341" calcext:value-type="float">
            <text:p>13,7634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31.4505" calcext:value-type="float">
            <text:p>31,4505</text:p>
          </table:table-cell>
          <table:table-cell table:number-columns-repeated="2" office:value-type="float" office:value="13.87533" calcext:value-type="float">
            <text:p>13,8753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31.70418" calcext:value-type="float">
            <text:p>31,70418</text:p>
          </table:table-cell>
          <table:table-cell table:number-columns-repeated="2" office:value-type="float" office:value="13.98725" calcext:value-type="float">
            <text:p>13,987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31.95786" calcext:value-type="float">
            <text:p>31,95786</text:p>
          </table:table-cell>
          <table:table-cell table:number-columns-repeated="2" office:value-type="float" office:value="14.09917" calcext:value-type="float">
            <text:p>14,0991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1.95786" calcext:value-type="float">
            <text:p>31,95786</text:p>
          </table:table-cell>
          <table:table-cell table:number-columns-repeated="2" office:value-type="float" office:value="13.15897" calcext:value-type="float">
            <text:p>13,1589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1.95786" calcext:value-type="float">
            <text:p>31,95786</text:p>
          </table:table-cell>
          <table:table-cell table:number-columns-repeated="2" office:value-type="float" office:value="14.09917" calcext:value-type="float">
            <text:p>14,0991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1.95786" calcext:value-type="float">
            <text:p>31,95786</text:p>
          </table:table-cell>
          <table:table-cell table:number-columns-repeated="2" office:value-type="float" office:value="15.03905" calcext:value-type="float">
            <text:p>15,0390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1.95786" calcext:value-type="float">
            <text:p>31,95786</text:p>
          </table:table-cell>
          <table:table-cell table:number-columns-repeated="2" office:value-type="float" office:value="15.97893" calcext:value-type="float">
            <text:p>15,9789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.95786" calcext:value-type="float">
            <text:p>31,95786</text:p>
          </table:table-cell>
          <table:table-cell table:number-columns-repeated="2" office:value-type="float" office:value="17.85869" calcext:value-type="float">
            <text:p>17,8586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1.95786" calcext:value-type="float">
            <text:p>31,95786</text:p>
          </table:table-cell>
          <table:table-cell table:number-columns-repeated="2" office:value-type="float" office:value="12.14399" calcext:value-type="float">
            <text:p>12,1439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2.20917" calcext:value-type="float">
            <text:p>32,20917</text:p>
          </table:table-cell>
          <table:table-cell table:number-columns-repeated="2" office:value-type="float" office:value="12.23948" calcext:value-type="float">
            <text:p>12,2394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2.46048" calcext:value-type="float">
            <text:p>32,46048</text:p>
          </table:table-cell>
          <table:table-cell table:number-columns-repeated="2" office:value-type="float" office:value="12.33498" calcext:value-type="float">
            <text:p>12,3349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2.71179" calcext:value-type="float">
            <text:p>32,71179</text:p>
          </table:table-cell>
          <table:table-cell table:number-columns-repeated="2" office:value-type="float" office:value="12.43048" calcext:value-type="float">
            <text:p>12,4304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2.9631" calcext:value-type="float">
            <text:p>32,9631</text:p>
          </table:table-cell>
          <table:table-cell table:number-columns-repeated="2" office:value-type="float" office:value="12.52598" calcext:value-type="float">
            <text:p>12,5259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3.21441" calcext:value-type="float">
            <text:p>33,21441</text:p>
          </table:table-cell>
          <table:table-cell table:number-columns-repeated="2" office:value-type="float" office:value="12.62148" calcext:value-type="float">
            <text:p>12,6214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3.46572" calcext:value-type="float">
            <text:p>33,46572</text:p>
          </table:table-cell>
          <table:table-cell table:number-columns-repeated="2" office:value-type="float" office:value="12.71697" calcext:value-type="float">
            <text:p>12,7169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3.71703" calcext:value-type="float">
            <text:p>33,71703</text:p>
          </table:table-cell>
          <table:table-cell table:number-columns-repeated="2" office:value-type="float" office:value="12.81247" calcext:value-type="float">
            <text:p>12,8124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3.96834" calcext:value-type="float">
            <text:p>33,96834</text:p>
          </table:table-cell>
          <table:table-cell table:number-columns-repeated="2" office:value-type="float" office:value="12.90797" calcext:value-type="float">
            <text:p>12,9079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4.21965" calcext:value-type="float">
            <text:p>34,21965</text:p>
          </table:table-cell>
          <table:table-cell table:number-columns-repeated="2" office:value-type="float" office:value="13.00347" calcext:value-type="float">
            <text:p>13,0034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4.47096" calcext:value-type="float">
            <text:p>34,47096</text:p>
          </table:table-cell>
          <table:table-cell table:number-columns-repeated="2" office:value-type="float" office:value="13.09896" calcext:value-type="float">
            <text:p>13,0989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4.72227" calcext:value-type="float">
            <text:p>34,72227</text:p>
          </table:table-cell>
          <table:table-cell table:number-columns-repeated="2" office:value-type="float" office:value="13.19446" calcext:value-type="float">
            <text:p>13,1944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4.97358" calcext:value-type="float">
            <text:p>34,97358</text:p>
          </table:table-cell>
          <table:table-cell table:number-columns-repeated="2" office:value-type="float" office:value="13.28996" calcext:value-type="float">
            <text:p>13,2899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5.22489" calcext:value-type="float">
            <text:p>35,22489</text:p>
          </table:table-cell>
          <table:table-cell table:number-columns-repeated="2" office:value-type="float" office:value="13.38546" calcext:value-type="float">
            <text:p>13,3854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5.4762" calcext:value-type="float">
            <text:p>35,4762</text:p>
          </table:table-cell>
          <table:table-cell table:number-columns-repeated="2" office:value-type="float" office:value="13.48096" calcext:value-type="float">
            <text:p>13,4809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5.72751" calcext:value-type="float">
            <text:p>35,72751</text:p>
          </table:table-cell>
          <table:table-cell table:number-columns-repeated="2" office:value-type="float" office:value="13.57645" calcext:value-type="float">
            <text:p>13,576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5.97882" calcext:value-type="float">
            <text:p>35,97882</text:p>
          </table:table-cell>
          <table:table-cell table:number-columns-repeated="2" office:value-type="float" office:value="13.67195" calcext:value-type="float">
            <text:p>13,671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6.23013" calcext:value-type="float">
            <text:p>36,23013</text:p>
          </table:table-cell>
          <table:table-cell table:number-columns-repeated="2" office:value-type="float" office:value="13.76745" calcext:value-type="float">
            <text:p>13,767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6.48144" calcext:value-type="float">
            <text:p>36,48144</text:p>
          </table:table-cell>
          <table:table-cell table:number-columns-repeated="2" office:value-type="float" office:value="13.86295" calcext:value-type="float">
            <text:p>13,862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36.73275" calcext:value-type="float">
            <text:p>36,73275</text:p>
          </table:table-cell>
          <table:table-cell office:value-type="float" office:value="13.95844" calcext:value-type="float">
            <text:p>13,95844</text:p>
          </table:table-cell>
          <table:table-cell office:value-type="float" office:value="13.95845" calcext:value-type="float">
            <text:p>13,958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6.98406" calcext:value-type="float">
            <text:p>36,98406</text:p>
          </table:table-cell>
          <table:table-cell table:number-columns-repeated="2" office:value-type="float" office:value="14.05394" calcext:value-type="float">
            <text:p>14,0539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6.98406" calcext:value-type="float">
            <text:p>36,98406</text:p>
          </table:table-cell>
          <table:table-cell table:number-columns-repeated="2" office:value-type="float" office:value="12.57458" calcext:value-type="float">
            <text:p>12,5745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7.23382" calcext:value-type="float">
            <text:p>37,23382</text:p>
          </table:table-cell>
          <table:table-cell table:number-columns-repeated="2" office:value-type="float" office:value="12.6595" calcext:value-type="float">
            <text:p>12,65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7.48358" calcext:value-type="float">
            <text:p>37,48358</text:p>
          </table:table-cell>
          <table:table-cell table:number-columns-repeated="2" office:value-type="float" office:value="12.74442" calcext:value-type="float">
            <text:p>12,7444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7.73334" calcext:value-type="float">
            <text:p>37,73334</text:p>
          </table:table-cell>
          <table:table-cell table:number-columns-repeated="2" office:value-type="float" office:value="12.82934" calcext:value-type="float">
            <text:p>12,8293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7.9831" calcext:value-type="float">
            <text:p>37,9831</text:p>
          </table:table-cell>
          <table:table-cell table:number-columns-repeated="2" office:value-type="float" office:value="12.91425" calcext:value-type="float">
            <text:p>12,914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8.23286" calcext:value-type="float">
            <text:p>38,23286</text:p>
          </table:table-cell>
          <table:table-cell table:number-columns-repeated="2" office:value-type="float" office:value="12.99917" calcext:value-type="float">
            <text:p>12,9991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8.48262" calcext:value-type="float">
            <text:p>38,48262</text:p>
          </table:table-cell>
          <table:table-cell table:number-columns-repeated="2" office:value-type="float" office:value="13.08409" calcext:value-type="float">
            <text:p>13,0840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8.73238" calcext:value-type="float">
            <text:p>38,73238</text:p>
          </table:table-cell>
          <table:table-cell table:number-columns-repeated="2" office:value-type="float" office:value="13.16901" calcext:value-type="float">
            <text:p>13,1690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8.98214" calcext:value-type="float">
            <text:p>38,98214</text:p>
          </table:table-cell>
          <table:table-cell table:number-columns-repeated="2" office:value-type="float" office:value="13.25393" calcext:value-type="float">
            <text:p>13,2539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9.2319" calcext:value-type="float">
            <text:p>39,2319</text:p>
          </table:table-cell>
          <table:table-cell table:number-columns-repeated="2" office:value-type="float" office:value="13.33885" calcext:value-type="float">
            <text:p>13,3388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9.48166" calcext:value-type="float">
            <text:p>39,48166</text:p>
          </table:table-cell>
          <table:table-cell table:number-columns-repeated="2" office:value-type="float" office:value="13.42376" calcext:value-type="float">
            <text:p>13,4237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9.73142" calcext:value-type="float">
            <text:p>39,73142</text:p>
          </table:table-cell>
          <table:table-cell table:number-columns-repeated="2" office:value-type="float" office:value="13.50868" calcext:value-type="float">
            <text:p>13,5086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9.98118" calcext:value-type="float">
            <text:p>39,98118</text:p>
          </table:table-cell>
          <table:table-cell table:number-columns-repeated="2" office:value-type="float" office:value="13.5936" calcext:value-type="float">
            <text:p>13,593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40.23094" calcext:value-type="float">
            <text:p>40,23094</text:p>
          </table:table-cell>
          <table:table-cell table:number-columns-repeated="2" office:value-type="float" office:value="13.67852" calcext:value-type="float">
            <text:p>13,6785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40.4807" calcext:value-type="float">
            <text:p>40,4807</text:p>
          </table:table-cell>
          <table:table-cell table:number-columns-repeated="2" office:value-type="float" office:value="13.76344" calcext:value-type="float">
            <text:p>13,7634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40.73046" calcext:value-type="float">
            <text:p>40,73046</text:p>
          </table:table-cell>
          <table:table-cell table:number-columns-repeated="2" office:value-type="float" office:value="13.84836" calcext:value-type="float">
            <text:p>13,8483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40.98022" calcext:value-type="float">
            <text:p>40,98022</text:p>
          </table:table-cell>
          <table:table-cell table:number-columns-repeated="2" office:value-type="float" office:value="13.93327" calcext:value-type="float">
            <text:p>13,9332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1.22998" calcext:value-type="float">
            <text:p>41,22998</text:p>
          </table:table-cell>
          <table:table-cell table:number-columns-repeated="2" office:value-type="float" office:value="14.01819" calcext:value-type="float">
            <text:p>14,0181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1.22998" calcext:value-type="float">
            <text:p>41,22998</text:p>
          </table:table-cell>
          <table:table-cell table:number-columns-repeated="2" office:value-type="float" office:value="13.19359" calcext:value-type="float">
            <text:p>13,1935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1.47896" calcext:value-type="float">
            <text:p>41,47896</text:p>
          </table:table-cell>
          <table:table-cell table:number-columns-repeated="2" office:value-type="float" office:value="13.27327" calcext:value-type="float">
            <text:p>13,2732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1.72794" calcext:value-type="float">
            <text:p>41,72794</text:p>
          </table:table-cell>
          <table:table-cell table:number-columns-repeated="2" office:value-type="float" office:value="13.35294" calcext:value-type="float">
            <text:p>13,3529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1.97692" calcext:value-type="float">
            <text:p>41,97692</text:p>
          </table:table-cell>
          <table:table-cell table:number-columns-repeated="2" office:value-type="float" office:value="13.43261" calcext:value-type="float">
            <text:p>13,4326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2.2259" calcext:value-type="float">
            <text:p>42,2259</text:p>
          </table:table-cell>
          <table:table-cell table:number-columns-repeated="2" office:value-type="float" office:value="13.51229" calcext:value-type="float">
            <text:p>13,5122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2.47488" calcext:value-type="float">
            <text:p>42,47488</text:p>
          </table:table-cell>
          <table:table-cell table:number-columns-repeated="2" office:value-type="float" office:value="13.59196" calcext:value-type="float">
            <text:p>13,5919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2.72386" calcext:value-type="float">
            <text:p>42,72386</text:p>
          </table:table-cell>
          <table:table-cell table:number-columns-repeated="2" office:value-type="float" office:value="13.67164" calcext:value-type="float">
            <text:p>13,6716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2.97284" calcext:value-type="float">
            <text:p>42,97284</text:p>
          </table:table-cell>
          <table:table-cell table:number-columns-repeated="2" office:value-type="float" office:value="13.75131" calcext:value-type="float">
            <text:p>13,7513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3.22182" calcext:value-type="float">
            <text:p>43,22182</text:p>
          </table:table-cell>
          <table:table-cell table:number-columns-repeated="2" office:value-type="float" office:value="13.83098" calcext:value-type="float">
            <text:p>13,8309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3.4708" calcext:value-type="float">
            <text:p>43,4708</text:p>
          </table:table-cell>
          <table:table-cell table:number-columns-repeated="2" office:value-type="float" office:value="13.91066" calcext:value-type="float">
            <text:p>13,9106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3.71978" calcext:value-type="float">
            <text:p>43,71978</text:p>
          </table:table-cell>
          <table:table-cell table:number-columns-repeated="2" office:value-type="float" office:value="13.99033" calcext:value-type="float">
            <text:p>13,9903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3.96876" calcext:value-type="float">
            <text:p>43,96876</text:p>
          </table:table-cell>
          <table:table-cell table:number-columns-repeated="2" office:value-type="float" office:value="14.07" calcext:value-type="float">
            <text:p>14,0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3.96876" calcext:value-type="float">
            <text:p>43,96876</text:p>
          </table:table-cell>
          <table:table-cell table:number-columns-repeated="2" office:value-type="float" office:value="13.19063" calcext:value-type="float">
            <text:p>13,1906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4.21697" calcext:value-type="float">
            <text:p>44,21697</text:p>
          </table:table-cell>
          <table:table-cell table:number-columns-repeated="2" office:value-type="float" office:value="13.26509" calcext:value-type="float">
            <text:p>13,2650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4.46518" calcext:value-type="float">
            <text:p>44,46518</text:p>
          </table:table-cell>
          <table:table-cell table:number-columns-repeated="2" office:value-type="float" office:value="13.33955" calcext:value-type="float">
            <text:p>13,3395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4.71339" calcext:value-type="float">
            <text:p>44,71339</text:p>
          </table:table-cell>
          <table:table-cell table:number-columns-repeated="2" office:value-type="float" office:value="13.41402" calcext:value-type="float">
            <text:p>13,4140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4.9616" calcext:value-type="float">
            <text:p>44,9616</text:p>
          </table:table-cell>
          <table:table-cell table:number-columns-repeated="2" office:value-type="float" office:value="13.48848" calcext:value-type="float">
            <text:p>13,4884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5.20981" calcext:value-type="float">
            <text:p>45,20981</text:p>
          </table:table-cell>
          <table:table-cell table:number-columns-repeated="2" office:value-type="float" office:value="13.56294" calcext:value-type="float">
            <text:p>13,5629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5.45802" calcext:value-type="float">
            <text:p>45,45802</text:p>
          </table:table-cell>
          <table:table-cell table:number-columns-repeated="2" office:value-type="float" office:value="13.63741" calcext:value-type="float">
            <text:p>13,6374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5.70623" calcext:value-type="float">
            <text:p>45,70623</text:p>
          </table:table-cell>
          <table:table-cell table:number-columns-repeated="2" office:value-type="float" office:value="13.71187" calcext:value-type="float">
            <text:p>13,7118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5.95444" calcext:value-type="float">
            <text:p>45,95444</text:p>
          </table:table-cell>
          <table:table-cell table:number-columns-repeated="2" office:value-type="float" office:value="13.78633" calcext:value-type="float">
            <text:p>13,7863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6.20265" calcext:value-type="float">
            <text:p>46,20265</text:p>
          </table:table-cell>
          <table:table-cell office:value-type="float" office:value="13.86079" calcext:value-type="float">
            <text:p>13,86079</text:p>
          </table:table-cell>
          <table:table-cell office:value-type="float" office:value="13.8608" calcext:value-type="float">
            <text:p>13,860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46.45086" calcext:value-type="float">
            <text:p>46,45086</text:p>
          </table:table-cell>
          <table:table-cell table:number-columns-repeated="2" office:value-type="float" office:value="13.93526" calcext:value-type="float">
            <text:p>13,9352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.69907" calcext:value-type="float">
            <text:p>46,69907</text:p>
          </table:table-cell>
          <table:table-cell table:number-columns-repeated="2" office:value-type="float" office:value="14.00972" calcext:value-type="float">
            <text:p>14,0097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6.69907" calcext:value-type="float">
            <text:p>46,69907</text:p>
          </table:table-cell>
          <table:table-cell table:number-columns-repeated="2" office:value-type="float" office:value="13.07574" calcext:value-type="float">
            <text:p>13,0757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6.9465" calcext:value-type="float">
            <text:p>46,9465</text:p>
          </table:table-cell>
          <table:table-cell table:number-columns-repeated="2" office:value-type="float" office:value="13.14502" calcext:value-type="float">
            <text:p>13,1450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7.19393" calcext:value-type="float">
            <text:p>47,19393</text:p>
          </table:table-cell>
          <table:table-cell table:number-columns-repeated="2" office:value-type="float" office:value="13.2143" calcext:value-type="float">
            <text:p>13,214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7.44136" calcext:value-type="float">
            <text:p>47,44136</text:p>
          </table:table-cell>
          <table:table-cell table:number-columns-repeated="2" office:value-type="float" office:value="13.28358" calcext:value-type="float">
            <text:p>13,2835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7.68879" calcext:value-type="float">
            <text:p>47,68879</text:p>
          </table:table-cell>
          <table:table-cell table:number-columns-repeated="2" office:value-type="float" office:value="13.35286" calcext:value-type="float">
            <text:p>13,3528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7.93622" calcext:value-type="float">
            <text:p>47,93622</text:p>
          </table:table-cell>
          <table:table-cell table:number-columns-repeated="2" office:value-type="float" office:value="13.42214" calcext:value-type="float">
            <text:p>13,4221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8.18365" calcext:value-type="float">
            <text:p>48,18365</text:p>
          </table:table-cell>
          <table:table-cell table:number-columns-repeated="2" office:value-type="float" office:value="13.49142" calcext:value-type="float">
            <text:p>13,4914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8.43108" calcext:value-type="float">
            <text:p>48,43108</text:p>
          </table:table-cell>
          <table:table-cell table:number-columns-repeated="2" office:value-type="float" office:value="13.5607" calcext:value-type="float">
            <text:p>13,560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8.67851" calcext:value-type="float">
            <text:p>48,67851</text:p>
          </table:table-cell>
          <table:table-cell table:number-columns-repeated="2" office:value-type="float" office:value="13.62998" calcext:value-type="float">
            <text:p>13,6299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8.92594" calcext:value-type="float">
            <text:p>48,92594</text:p>
          </table:table-cell>
          <table:table-cell table:number-columns-repeated="2" office:value-type="float" office:value="13.69926" calcext:value-type="float">
            <text:p>13,6992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9.17337" calcext:value-type="float">
            <text:p>49,17337</text:p>
          </table:table-cell>
          <table:table-cell table:number-columns-repeated="2" office:value-type="float" office:value="13.76854" calcext:value-type="float">
            <text:p>13,7685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9.4208" calcext:value-type="float">
            <text:p>49,4208</text:p>
          </table:table-cell>
          <table:table-cell table:number-columns-repeated="2" office:value-type="float" office:value="13.83782" calcext:value-type="float">
            <text:p>13,8378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9.66823" calcext:value-type="float">
            <text:p>49,66823</text:p>
          </table:table-cell>
          <table:table-cell table:number-columns-repeated="2" office:value-type="float" office:value="13.9071" calcext:value-type="float">
            <text:p>13,907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9.91566" calcext:value-type="float">
            <text:p>49,91566</text:p>
          </table:table-cell>
          <table:table-cell table:number-columns-repeated="2" office:value-type="float" office:value="13.97638" calcext:value-type="float">
            <text:p>13,9763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.16309" calcext:value-type="float">
            <text:p>50,16309</text:p>
          </table:table-cell>
          <table:table-cell table:number-columns-repeated="2" office:value-type="float" office:value="14.04567" calcext:value-type="float">
            <text:p>14,0456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0.16309" calcext:value-type="float">
            <text:p>50,16309</text:p>
          </table:table-cell>
          <table:table-cell table:number-columns-repeated="2" office:value-type="float" office:value="13.0424" calcext:value-type="float">
            <text:p>13,042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0.40975" calcext:value-type="float">
            <text:p>50,40975</text:p>
          </table:table-cell>
          <table:table-cell office:value-type="float" office:value="13.10653" calcext:value-type="float">
            <text:p>13,10653</text:p>
          </table:table-cell>
          <table:table-cell office:value-type="float" office:value="13.10654" calcext:value-type="float">
            <text:p>13,1065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0.65641" calcext:value-type="float">
            <text:p>50,65641</text:p>
          </table:table-cell>
          <table:table-cell table:number-columns-repeated="2" office:value-type="float" office:value="13.17067" calcext:value-type="float">
            <text:p>13,1706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0.90307" calcext:value-type="float">
            <text:p>50,90307</text:p>
          </table:table-cell>
          <table:table-cell table:number-columns-repeated="2" office:value-type="float" office:value="13.2348" calcext:value-type="float">
            <text:p>13,234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1.14973" calcext:value-type="float">
            <text:p>51,14973</text:p>
          </table:table-cell>
          <table:table-cell table:number-columns-repeated="2" office:value-type="float" office:value="13.29893" calcext:value-type="float">
            <text:p>13,2989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1.39639" calcext:value-type="float">
            <text:p>51,39639</text:p>
          </table:table-cell>
          <table:table-cell table:number-columns-repeated="2" office:value-type="float" office:value="13.36306" calcext:value-type="float">
            <text:p>13,3630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1.64305" calcext:value-type="float">
            <text:p>51,64305</text:p>
          </table:table-cell>
          <table:table-cell table:number-columns-repeated="2" office:value-type="float" office:value="13.42719" calcext:value-type="float">
            <text:p>13,4271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1.88971" calcext:value-type="float">
            <text:p>51,88971</text:p>
          </table:table-cell>
          <table:table-cell table:number-columns-repeated="2" office:value-type="float" office:value="13.49132" calcext:value-type="float">
            <text:p>13,4913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2.13637" calcext:value-type="float">
            <text:p>52,13637</text:p>
          </table:table-cell>
          <table:table-cell table:number-columns-repeated="2" office:value-type="float" office:value="13.55546" calcext:value-type="float">
            <text:p>13,5554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23:20:24.214037104</dc:date>
    <meta:document-statistic meta:table-count="1" meta:cell-count="10434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Tabelle1.A1:Tabelle1.A222 Tabelle1.AO1:Tabelle1.AO222 Tabelle1.AQ1:Tabelle1.AQ222" chart:data-source-has-labels="row" svg:x="0.32cm" svg:y="0.18cm" svg:width="11.926cm" svg:height="8.64cm">
          <chartooo:coordinate-region svg:x="0.941cm" svg:y="0.379cm" svg:width="11.0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O2:Tabelle1.AO222" chart:label-cell-address="Tabelle1.AO1:Tabelle1.AO1" chart:class="chart:scatter">
            <chart:domain table:cell-range-address="Tabelle1.A2:Tabelle1.A222"/>
            <chart:data-point chart:repeated="221"/>
          </chart:series>
          <chart:series chart:style-name="ch7" chart:values-cell-range-address="Tabelle1.AQ2:Tabelle1.AQ222" chart:label-cell-address="Tabelle1.AQ1:Tabelle1.AQ1" chart:class="chart:scatter">
            <chart:data-point chart:repeated="2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omegaWheel]</text:p>
                <draw:g>
                  <svg:desc>Tabelle1.AO1:Tabelle1.AO1</svg:desc>
                </draw:g>
              </table:table-cell>
              <table:table-cell office:value-type="string">
                <text:p>omegaCrank]</text:p>
                <draw:g>
                  <svg:desc>Tabelle1.AQ1:Tabelle1.A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222</svg:desc>
                </draw:g>
              </table:table-cell>
              <table:table-cell office:value-type="float" office:value="0">
                <text:p>0</text:p>
                <draw:g>
                  <svg:desc>Tabelle1.AO2:Tabelle1.AO222</svg:desc>
                </draw:g>
              </table:table-cell>
              <table:table-cell office:value-type="float" office:value="0">
                <text:p>0</text:p>
                <draw:g>
                  <svg:desc>Tabelle1.AQ2:Tabelle1.AQ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6508">
                <text:p>0.26508</text:p>
              </table:table-cell>
              <table:table-cell office:value-type="float" office:value="0.19491">
                <text:p>0.19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3016">
                <text:p>0.53016</text:p>
              </table:table-cell>
              <table:table-cell office:value-type="float" office:value="0.38982">
                <text:p>0.38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9524">
                <text:p>0.79524</text:p>
              </table:table-cell>
              <table:table-cell office:value-type="float" office:value="0.58473">
                <text:p>0.58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06032">
                <text:p>1.06032</text:p>
              </table:table-cell>
              <table:table-cell office:value-type="float" office:value="0.77964">
                <text:p>0.77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3254">
                <text:p>1.3254</text:p>
              </table:table-cell>
              <table:table-cell office:value-type="float" office:value="0.97455">
                <text:p>0.97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59048">
                <text:p>1.59048</text:p>
              </table:table-cell>
              <table:table-cell office:value-type="float" office:value="1.16946">
                <text:p>1.16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85556">
                <text:p>1.85556</text:p>
              </table:table-cell>
              <table:table-cell office:value-type="float" office:value="1.36437">
                <text:p>1.36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12064">
                <text:p>2.12064</text:p>
              </table:table-cell>
              <table:table-cell office:value-type="float" office:value="1.55929">
                <text:p>1.55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38572">
                <text:p>2.38572</text:p>
              </table:table-cell>
              <table:table-cell office:value-type="float" office:value="1.7542">
                <text:p>1.7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6508">
                <text:p>2.6508</text:p>
              </table:table-cell>
              <table:table-cell office:value-type="float" office:value="1.94911">
                <text:p>1.94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1588">
                <text:p>2.91588</text:p>
              </table:table-cell>
              <table:table-cell office:value-type="float" office:value="2.14402">
                <text:p>2.14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18096">
                <text:p>3.18096</text:p>
              </table:table-cell>
              <table:table-cell office:value-type="float" office:value="2.33893">
                <text:p>2.33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44604">
                <text:p>3.44604</text:p>
              </table:table-cell>
              <table:table-cell office:value-type="float" office:value="2.53384">
                <text:p>2.53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71112">
                <text:p>3.71112</text:p>
              </table:table-cell>
              <table:table-cell office:value-type="float" office:value="2.72875">
                <text:p>2.72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9762">
                <text:p>3.9762</text:p>
              </table:table-cell>
              <table:table-cell office:value-type="float" office:value="2.92366">
                <text:p>2.92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24128">
                <text:p>4.24128</text:p>
              </table:table-cell>
              <table:table-cell office:value-type="float" office:value="3.11857">
                <text:p>3.11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50636">
                <text:p>4.50636</text:p>
              </table:table-cell>
              <table:table-cell office:value-type="float" office:value="3.31348">
                <text:p>3.31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77144">
                <text:p>4.77144</text:p>
              </table:table-cell>
              <table:table-cell office:value-type="float" office:value="3.50839">
                <text:p>3.50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.03652">
                <text:p>5.03652</text:p>
              </table:table-cell>
              <table:table-cell office:value-type="float" office:value="3.7033">
                <text:p>3.7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3016">
                <text:p>5.3016</text:p>
              </table:table-cell>
              <table:table-cell office:value-type="float" office:value="3.89821">
                <text:p>3.898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.56668">
                <text:p>5.56668</text:p>
              </table:table-cell>
              <table:table-cell office:value-type="float" office:value="4.09312">
                <text:p>4.09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.83176">
                <text:p>5.83176</text:p>
              </table:table-cell>
              <table:table-cell office:value-type="float" office:value="4.28803">
                <text:p>4.28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.09684">
                <text:p>6.09684</text:p>
              </table:table-cell>
              <table:table-cell office:value-type="float" office:value="4.48295">
                <text:p>4.48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.36192">
                <text:p>6.36192</text:p>
              </table:table-cell>
              <table:table-cell office:value-type="float" office:value="4.67786">
                <text:p>4.67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.627">
                <text:p>6.627</text:p>
              </table:table-cell>
              <table:table-cell office:value-type="float" office:value="4.87277">
                <text:p>4.87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.89208">
                <text:p>6.89208</text:p>
              </table:table-cell>
              <table:table-cell office:value-type="float" office:value="5.06768">
                <text:p>5.06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.15716">
                <text:p>7.15716</text:p>
              </table:table-cell>
              <table:table-cell office:value-type="float" office:value="5.26259">
                <text:p>5.26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.42224">
                <text:p>7.42224</text:p>
              </table:table-cell>
              <table:table-cell office:value-type="float" office:value="5.4575">
                <text:p>5.4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.68732">
                <text:p>7.68732</text:p>
              </table:table-cell>
              <table:table-cell office:value-type="float" office:value="5.65241">
                <text:p>5.65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.9524">
                <text:p>7.9524</text:p>
              </table:table-cell>
              <table:table-cell office:value-type="float" office:value="5.84732">
                <text:p>5.84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.21748">
                <text:p>8.21748</text:p>
              </table:table-cell>
              <table:table-cell office:value-type="float" office:value="6.04223">
                <text:p>6.04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.48256">
                <text:p>8.48256</text:p>
              </table:table-cell>
              <table:table-cell office:value-type="float" office:value="6.23714">
                <text:p>6.23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.74764">
                <text:p>8.74764</text:p>
              </table:table-cell>
              <table:table-cell office:value-type="float" office:value="6.43205">
                <text:p>6.43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.01272">
                <text:p>9.01272</text:p>
              </table:table-cell>
              <table:table-cell office:value-type="float" office:value="6.62696">
                <text:p>6.62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.2778">
                <text:p>9.2778</text:p>
              </table:table-cell>
              <table:table-cell office:value-type="float" office:value="6.82187">
                <text:p>6.82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.54288">
                <text:p>9.54288</text:p>
              </table:table-cell>
              <table:table-cell office:value-type="float" office:value="7.01678">
                <text:p>7.01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.80796">
                <text:p>9.80796</text:p>
              </table:table-cell>
              <table:table-cell office:value-type="float" office:value="7.21169">
                <text:p>7.21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.07304">
                <text:p>10.07304</text:p>
              </table:table-cell>
              <table:table-cell office:value-type="float" office:value="7.40661">
                <text:p>7.40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.33812">
                <text:p>10.33812</text:p>
              </table:table-cell>
              <table:table-cell office:value-type="float" office:value="7.60152">
                <text:p>7.60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.6032">
                <text:p>10.6032</text:p>
              </table:table-cell>
              <table:table-cell office:value-type="float" office:value="7.79643">
                <text:p>7.796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.86828">
                <text:p>10.86828</text:p>
              </table:table-cell>
              <table:table-cell office:value-type="float" office:value="7.99134">
                <text:p>7.99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1.13336">
                <text:p>11.13336</text:p>
              </table:table-cell>
              <table:table-cell office:value-type="float" office:value="8.18625">
                <text:p>8.18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.39844">
                <text:p>11.39844</text:p>
              </table:table-cell>
              <table:table-cell office:value-type="float" office:value="8.38116">
                <text:p>8.381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.66352">
                <text:p>11.66352</text:p>
              </table:table-cell>
              <table:table-cell office:value-type="float" office:value="8.57607">
                <text:p>8.57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.9286">
                <text:p>11.9286</text:p>
              </table:table-cell>
              <table:table-cell office:value-type="float" office:value="8.77098">
                <text:p>8.770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2.19368">
                <text:p>12.19368</text:p>
              </table:table-cell>
              <table:table-cell office:value-type="float" office:value="8.96589">
                <text:p>8.96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.45876">
                <text:p>12.45876</text:p>
              </table:table-cell>
              <table:table-cell office:value-type="float" office:value="9.1608">
                <text:p>9.1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.72384">
                <text:p>12.72384</text:p>
              </table:table-cell>
              <table:table-cell office:value-type="float" office:value="9.35571">
                <text:p>9.35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.98892">
                <text:p>12.98892</text:p>
              </table:table-cell>
              <table:table-cell office:value-type="float" office:value="9.55062">
                <text:p>9.55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3.254">
                <text:p>13.254</text:p>
              </table:table-cell>
              <table:table-cell office:value-type="float" office:value="9.74553">
                <text:p>9.745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.51908">
                <text:p>13.51908</text:p>
              </table:table-cell>
              <table:table-cell office:value-type="float" office:value="9.94044">
                <text:p>9.94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.78416">
                <text:p>13.78416</text:p>
              </table:table-cell>
              <table:table-cell office:value-type="float" office:value="10.13536">
                <text:p>10.13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4924">
                <text:p>14.04924</text:p>
              </table:table-cell>
              <table:table-cell office:value-type="float" office:value="10.33027">
                <text:p>10.33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4.31432">
                <text:p>14.31432</text:p>
              </table:table-cell>
              <table:table-cell office:value-type="float" office:value="10.52518">
                <text:p>10.525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.5794">
                <text:p>14.5794</text:p>
              </table:table-cell>
              <table:table-cell office:value-type="float" office:value="10.72009">
                <text:p>10.72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.84448">
                <text:p>14.84448</text:p>
              </table:table-cell>
              <table:table-cell office:value-type="float" office:value="10.915">
                <text:p>10.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.10956">
                <text:p>15.10956</text:p>
              </table:table-cell>
              <table:table-cell office:value-type="float" office:value="11.10991">
                <text:p>11.10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5.37464">
                <text:p>15.37464</text:p>
              </table:table-cell>
              <table:table-cell office:value-type="float" office:value="11.30482">
                <text:p>11.304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.63972">
                <text:p>15.63972</text:p>
              </table:table-cell>
              <table:table-cell office:value-type="float" office:value="11.49973">
                <text:p>11.499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.9048">
                <text:p>15.9048</text:p>
              </table:table-cell>
              <table:table-cell office:value-type="float" office:value="11.69464">
                <text:p>11.69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6.16988">
                <text:p>16.16988</text:p>
              </table:table-cell>
              <table:table-cell office:value-type="float" office:value="11.88955">
                <text:p>11.889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6.43496">
                <text:p>16.43496</text:p>
              </table:table-cell>
              <table:table-cell office:value-type="float" office:value="12.08446">
                <text:p>12.084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.70004">
                <text:p>16.70004</text:p>
              </table:table-cell>
              <table:table-cell office:value-type="float" office:value="12.27937">
                <text:p>12.27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.96512">
                <text:p>16.96512</text:p>
              </table:table-cell>
              <table:table-cell office:value-type="float" office:value="12.47428">
                <text:p>12.474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7.2302">
                <text:p>17.2302</text:p>
              </table:table-cell>
              <table:table-cell office:value-type="float" office:value="12.66919">
                <text:p>12.66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7.49528">
                <text:p>17.49528</text:p>
              </table:table-cell>
              <table:table-cell office:value-type="float" office:value="12.8641">
                <text:p>12.8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.76036">
                <text:p>17.76036</text:p>
              </table:table-cell>
              <table:table-cell office:value-type="float" office:value="13.05902">
                <text:p>13.05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8.02544">
                <text:p>18.02544</text:p>
              </table:table-cell>
              <table:table-cell office:value-type="float" office:value="13.25393">
                <text:p>13.25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8.29052">
                <text:p>18.29052</text:p>
              </table:table-cell>
              <table:table-cell office:value-type="float" office:value="13.44884">
                <text:p>13.448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8.5556">
                <text:p>18.5556</text:p>
              </table:table-cell>
              <table:table-cell office:value-type="float" office:value="13.64375">
                <text:p>13.6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8.82068">
                <text:p>18.82068</text:p>
              </table:table-cell>
              <table:table-cell office:value-type="float" office:value="13.83866">
                <text:p>13.83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9.08576">
                <text:p>19.08576</text:p>
              </table:table-cell>
              <table:table-cell office:value-type="float" office:value="14.03357">
                <text:p>14.03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.08576">
                <text:p>19.08576</text:p>
              </table:table-cell>
              <table:table-cell office:value-type="float" office:value="12.91094">
                <text:p>12.910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9.34856">
                <text:p>19.34856</text:p>
              </table:table-cell>
              <table:table-cell office:value-type="float" office:value="13.08872">
                <text:p>13.088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.61136">
                <text:p>19.61136</text:p>
              </table:table-cell>
              <table:table-cell office:value-type="float" office:value="13.2665">
                <text:p>13.2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.87416">
                <text:p>19.87416</text:p>
              </table:table-cell>
              <table:table-cell office:value-type="float" office:value="13.44427">
                <text:p>13.44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0.13696">
                <text:p>20.13696</text:p>
              </table:table-cell>
              <table:table-cell office:value-type="float" office:value="13.62205">
                <text:p>13.62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0.39976">
                <text:p>20.39976</text:p>
              </table:table-cell>
              <table:table-cell office:value-type="float" office:value="13.79983">
                <text:p>13.799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.66256">
                <text:p>20.66256</text:p>
              </table:table-cell>
              <table:table-cell office:value-type="float" office:value="13.9776">
                <text:p>13.9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.92536">
                <text:p>20.92536</text:p>
              </table:table-cell>
              <table:table-cell office:value-type="float" office:value="14.15538">
                <text:p>14.155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.92536">
                <text:p>20.92536</text:p>
              </table:table-cell>
              <table:table-cell office:value-type="float" office:value="12.92455">
                <text:p>12.92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1.18588">
                <text:p>21.18588</text:p>
              </table:table-cell>
              <table:table-cell office:value-type="float" office:value="13.08546">
                <text:p>13.085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.4464">
                <text:p>21.4464</text:p>
              </table:table-cell>
              <table:table-cell office:value-type="float" office:value="13.24637">
                <text:p>13.24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.70692">
                <text:p>21.70692</text:p>
              </table:table-cell>
              <table:table-cell office:value-type="float" office:value="13.40728">
                <text:p>13.40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.96744">
                <text:p>21.96744</text:p>
              </table:table-cell>
              <table:table-cell office:value-type="float" office:value="13.56819">
                <text:p>13.568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2.22796">
                <text:p>22.22796</text:p>
              </table:table-cell>
              <table:table-cell office:value-type="float" office:value="13.7291">
                <text:p>13.7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.48848">
                <text:p>22.48848</text:p>
              </table:table-cell>
              <table:table-cell office:value-type="float" office:value="13.89001">
                <text:p>13.89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.749">
                <text:p>22.749</text:p>
              </table:table-cell>
              <table:table-cell office:value-type="float" office:value="14.05092">
                <text:p>14.05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2.749">
                <text:p>22.749</text:p>
              </table:table-cell>
              <table:table-cell office:value-type="float" office:value="12.7126">
                <text:p>12.71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3.00724">
                <text:p>23.00724</text:p>
              </table:table-cell>
              <table:table-cell office:value-type="float" office:value="12.85691">
                <text:p>12.85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3.26548">
                <text:p>23.26548</text:p>
              </table:table-cell>
              <table:table-cell office:value-type="float" office:value="13.00122">
                <text:p>13.00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3.52372">
                <text:p>23.52372</text:p>
              </table:table-cell>
              <table:table-cell office:value-type="float" office:value="13.14553">
                <text:p>13.145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3.78196">
                <text:p>23.78196</text:p>
              </table:table-cell>
              <table:table-cell office:value-type="float" office:value="13.28983">
                <text:p>13.28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4.0402">
                <text:p>24.0402</text:p>
              </table:table-cell>
              <table:table-cell office:value-type="float" office:value="13.43414">
                <text:p>13.434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4.29844">
                <text:p>24.29844</text:p>
              </table:table-cell>
              <table:table-cell office:value-type="float" office:value="13.57845">
                <text:p>13.578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4.55668">
                <text:p>24.55668</text:p>
              </table:table-cell>
              <table:table-cell office:value-type="float" office:value="13.72276">
                <text:p>13.722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4.81492">
                <text:p>24.81492</text:p>
              </table:table-cell>
              <table:table-cell office:value-type="float" office:value="13.86707">
                <text:p>13.867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5.07316">
                <text:p>25.07316</text:p>
              </table:table-cell>
              <table:table-cell office:value-type="float" office:value="14.01138">
                <text:p>14.01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.07316">
                <text:p>25.07316</text:p>
              </table:table-cell>
              <table:table-cell office:value-type="float" office:value="12.53658">
                <text:p>12.536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.32912">
                <text:p>25.32912</text:p>
              </table:table-cell>
              <table:table-cell office:value-type="float" office:value="12.66456">
                <text:p>12.664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5.58508">
                <text:p>25.58508</text:p>
              </table:table-cell>
              <table:table-cell office:value-type="float" office:value="12.79254">
                <text:p>12.792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5.84104">
                <text:p>25.84104</text:p>
              </table:table-cell>
              <table:table-cell office:value-type="float" office:value="12.92052">
                <text:p>12.92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6.097">
                <text:p>26.097</text:p>
              </table:table-cell>
              <table:table-cell office:value-type="float" office:value="13.0485">
                <text:p>13.04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6.35296">
                <text:p>26.35296</text:p>
              </table:table-cell>
              <table:table-cell office:value-type="float" office:value="13.17648">
                <text:p>13.176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6.60892">
                <text:p>26.60892</text:p>
              </table:table-cell>
              <table:table-cell office:value-type="float" office:value="13.30446">
                <text:p>13.30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6.86488">
                <text:p>26.86488</text:p>
              </table:table-cell>
              <table:table-cell office:value-type="float" office:value="13.43244">
                <text:p>13.432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7.12084">
                <text:p>27.12084</text:p>
              </table:table-cell>
              <table:table-cell office:value-type="float" office:value="13.56042">
                <text:p>13.560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7.3768">
                <text:p>27.3768</text:p>
              </table:table-cell>
              <table:table-cell office:value-type="float" office:value="13.6884">
                <text:p>13.68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7.63276">
                <text:p>27.63276</text:p>
              </table:table-cell>
              <table:table-cell office:value-type="float" office:value="13.81638">
                <text:p>13.81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7.88872">
                <text:p>27.88872</text:p>
              </table:table-cell>
              <table:table-cell office:value-type="float" office:value="13.94436">
                <text:p>13.944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8.14468">
                <text:p>28.14468</text:p>
              </table:table-cell>
              <table:table-cell office:value-type="float" office:value="14.07234">
                <text:p>14.072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8.14468">
                <text:p>28.14468</text:p>
              </table:table-cell>
              <table:table-cell office:value-type="float" office:value="13.2446">
                <text:p>13.24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8.3995">
                <text:p>28.3995</text:p>
              </table:table-cell>
              <table:table-cell office:value-type="float" office:value="13.36452">
                <text:p>13.36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8.65432">
                <text:p>28.65432</text:p>
              </table:table-cell>
              <table:table-cell office:value-type="float" office:value="13.48444">
                <text:p>13.48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8.90914">
                <text:p>28.90914</text:p>
              </table:table-cell>
              <table:table-cell office:value-type="float" office:value="13.60435">
                <text:p>13.60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9.16396">
                <text:p>29.16396</text:p>
              </table:table-cell>
              <table:table-cell office:value-type="float" office:value="13.72427">
                <text:p>13.724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9.41878">
                <text:p>29.41878</text:p>
              </table:table-cell>
              <table:table-cell office:value-type="float" office:value="13.84418">
                <text:p>13.84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9.6736">
                <text:p>29.6736</text:p>
              </table:table-cell>
              <table:table-cell office:value-type="float" office:value="13.9641">
                <text:p>13.9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9.92842">
                <text:p>29.92842</text:p>
              </table:table-cell>
              <table:table-cell office:value-type="float" office:value="14.08402">
                <text:p>14.084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9.92842">
                <text:p>29.92842</text:p>
              </table:table-cell>
              <table:table-cell office:value-type="float" office:value="13.20382">
                <text:p>13.203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0.1821">
                <text:p>30.1821</text:p>
              </table:table-cell>
              <table:table-cell office:value-type="float" office:value="13.31574">
                <text:p>13.315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0.43578">
                <text:p>30.43578</text:p>
              </table:table-cell>
              <table:table-cell office:value-type="float" office:value="13.42766">
                <text:p>13.42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0.68946">
                <text:p>30.68946</text:p>
              </table:table-cell>
              <table:table-cell office:value-type="float" office:value="13.53958">
                <text:p>13.539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0.94314">
                <text:p>30.94314</text:p>
              </table:table-cell>
              <table:table-cell office:value-type="float" office:value="13.65149">
                <text:p>13.651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1.19682">
                <text:p>31.19682</text:p>
              </table:table-cell>
              <table:table-cell office:value-type="float" office:value="13.76341">
                <text:p>13.763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1.4505">
                <text:p>31.4505</text:p>
              </table:table-cell>
              <table:table-cell office:value-type="float" office:value="13.87533">
                <text:p>13.875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1.70418">
                <text:p>31.70418</text:p>
              </table:table-cell>
              <table:table-cell office:value-type="float" office:value="13.98725">
                <text:p>13.987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1.95786">
                <text:p>31.95786</text:p>
              </table:table-cell>
              <table:table-cell office:value-type="float" office:value="14.09917">
                <text:p>14.099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1.95786">
                <text:p>31.95786</text:p>
              </table:table-cell>
              <table:table-cell office:value-type="float" office:value="13.15897">
                <text:p>13.158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1.95786">
                <text:p>31.95786</text:p>
              </table:table-cell>
              <table:table-cell office:value-type="float" office:value="14.09917">
                <text:p>14.099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.95786">
                <text:p>31.95786</text:p>
              </table:table-cell>
              <table:table-cell office:value-type="float" office:value="15.03905">
                <text:p>15.039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1.95786">
                <text:p>31.95786</text:p>
              </table:table-cell>
              <table:table-cell office:value-type="float" office:value="15.97893">
                <text:p>15.978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1.95786">
                <text:p>31.95786</text:p>
              </table:table-cell>
              <table:table-cell office:value-type="float" office:value="17.85869">
                <text:p>17.858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1.95786">
                <text:p>31.95786</text:p>
              </table:table-cell>
              <table:table-cell office:value-type="float" office:value="12.14399">
                <text:p>12.14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2.20917">
                <text:p>32.20917</text:p>
              </table:table-cell>
              <table:table-cell office:value-type="float" office:value="12.23948">
                <text:p>12.23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2.46048">
                <text:p>32.46048</text:p>
              </table:table-cell>
              <table:table-cell office:value-type="float" office:value="12.33498">
                <text:p>12.334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.71179">
                <text:p>32.71179</text:p>
              </table:table-cell>
              <table:table-cell office:value-type="float" office:value="12.43048">
                <text:p>12.43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2.9631">
                <text:p>32.9631</text:p>
              </table:table-cell>
              <table:table-cell office:value-type="float" office:value="12.52598">
                <text:p>12.525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3.21441">
                <text:p>33.21441</text:p>
              </table:table-cell>
              <table:table-cell office:value-type="float" office:value="12.62148">
                <text:p>12.62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3.46572">
                <text:p>33.46572</text:p>
              </table:table-cell>
              <table:table-cell office:value-type="float" office:value="12.71697">
                <text:p>12.71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3.71703">
                <text:p>33.71703</text:p>
              </table:table-cell>
              <table:table-cell office:value-type="float" office:value="12.81247">
                <text:p>12.812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3.96834">
                <text:p>33.96834</text:p>
              </table:table-cell>
              <table:table-cell office:value-type="float" office:value="12.90797">
                <text:p>12.907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4.21965">
                <text:p>34.21965</text:p>
              </table:table-cell>
              <table:table-cell office:value-type="float" office:value="13.00347">
                <text:p>13.003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4.47096">
                <text:p>34.47096</text:p>
              </table:table-cell>
              <table:table-cell office:value-type="float" office:value="13.09896">
                <text:p>13.098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4.72227">
                <text:p>34.72227</text:p>
              </table:table-cell>
              <table:table-cell office:value-type="float" office:value="13.19446">
                <text:p>13.194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4.97358">
                <text:p>34.97358</text:p>
              </table:table-cell>
              <table:table-cell office:value-type="float" office:value="13.28996">
                <text:p>13.289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5.22489">
                <text:p>35.22489</text:p>
              </table:table-cell>
              <table:table-cell office:value-type="float" office:value="13.38546">
                <text:p>13.385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5.4762">
                <text:p>35.4762</text:p>
              </table:table-cell>
              <table:table-cell office:value-type="float" office:value="13.48096">
                <text:p>13.48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5.72751">
                <text:p>35.72751</text:p>
              </table:table-cell>
              <table:table-cell office:value-type="float" office:value="13.57645">
                <text:p>13.576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5.97882">
                <text:p>35.97882</text:p>
              </table:table-cell>
              <table:table-cell office:value-type="float" office:value="13.67195">
                <text:p>13.67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6.23013">
                <text:p>36.23013</text:p>
              </table:table-cell>
              <table:table-cell office:value-type="float" office:value="13.76745">
                <text:p>13.767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6.48144">
                <text:p>36.48144</text:p>
              </table:table-cell>
              <table:table-cell office:value-type="float" office:value="13.86295">
                <text:p>13.862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6.73275">
                <text:p>36.73275</text:p>
              </table:table-cell>
              <table:table-cell office:value-type="float" office:value="13.95845">
                <text:p>13.95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6.98406">
                <text:p>36.98406</text:p>
              </table:table-cell>
              <table:table-cell office:value-type="float" office:value="14.05394">
                <text:p>14.053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6.98406">
                <text:p>36.98406</text:p>
              </table:table-cell>
              <table:table-cell office:value-type="float" office:value="12.57458">
                <text:p>12.574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7.23382">
                <text:p>37.23382</text:p>
              </table:table-cell>
              <table:table-cell office:value-type="float" office:value="12.6595">
                <text:p>12.65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7.48358">
                <text:p>37.48358</text:p>
              </table:table-cell>
              <table:table-cell office:value-type="float" office:value="12.74442">
                <text:p>12.744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7.73334">
                <text:p>37.73334</text:p>
              </table:table-cell>
              <table:table-cell office:value-type="float" office:value="12.82934">
                <text:p>12.829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7.9831">
                <text:p>37.9831</text:p>
              </table:table-cell>
              <table:table-cell office:value-type="float" office:value="12.91425">
                <text:p>12.91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8.23286">
                <text:p>38.23286</text:p>
              </table:table-cell>
              <table:table-cell office:value-type="float" office:value="12.99917">
                <text:p>12.999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8.48262">
                <text:p>38.48262</text:p>
              </table:table-cell>
              <table:table-cell office:value-type="float" office:value="13.08409">
                <text:p>13.084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8.73238">
                <text:p>38.73238</text:p>
              </table:table-cell>
              <table:table-cell office:value-type="float" office:value="13.16901">
                <text:p>13.169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8.98214">
                <text:p>38.98214</text:p>
              </table:table-cell>
              <table:table-cell office:value-type="float" office:value="13.25393">
                <text:p>13.253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9.2319">
                <text:p>39.2319</text:p>
              </table:table-cell>
              <table:table-cell office:value-type="float" office:value="13.33885">
                <text:p>13.338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9.48166">
                <text:p>39.48166</text:p>
              </table:table-cell>
              <table:table-cell office:value-type="float" office:value="13.42376">
                <text:p>13.423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9.73142">
                <text:p>39.73142</text:p>
              </table:table-cell>
              <table:table-cell office:value-type="float" office:value="13.50868">
                <text:p>13.508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9.98118">
                <text:p>39.98118</text:p>
              </table:table-cell>
              <table:table-cell office:value-type="float" office:value="13.5936">
                <text:p>13.59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40.23094">
                <text:p>40.23094</text:p>
              </table:table-cell>
              <table:table-cell office:value-type="float" office:value="13.67852">
                <text:p>13.67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40.4807">
                <text:p>40.4807</text:p>
              </table:table-cell>
              <table:table-cell office:value-type="float" office:value="13.76344">
                <text:p>13.763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40.73046">
                <text:p>40.73046</text:p>
              </table:table-cell>
              <table:table-cell office:value-type="float" office:value="13.84836">
                <text:p>13.848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40.98022">
                <text:p>40.98022</text:p>
              </table:table-cell>
              <table:table-cell office:value-type="float" office:value="13.93327">
                <text:p>13.933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41.22998">
                <text:p>41.22998</text:p>
              </table:table-cell>
              <table:table-cell office:value-type="float" office:value="14.01819">
                <text:p>14.018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41.22998">
                <text:p>41.22998</text:p>
              </table:table-cell>
              <table:table-cell office:value-type="float" office:value="13.19359">
                <text:p>13.193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41.47896">
                <text:p>41.47896</text:p>
              </table:table-cell>
              <table:table-cell office:value-type="float" office:value="13.27327">
                <text:p>13.273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41.72794">
                <text:p>41.72794</text:p>
              </table:table-cell>
              <table:table-cell office:value-type="float" office:value="13.35294">
                <text:p>13.352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41.97692">
                <text:p>41.97692</text:p>
              </table:table-cell>
              <table:table-cell office:value-type="float" office:value="13.43261">
                <text:p>13.432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42.2259">
                <text:p>42.2259</text:p>
              </table:table-cell>
              <table:table-cell office:value-type="float" office:value="13.51229">
                <text:p>13.512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42.47488">
                <text:p>42.47488</text:p>
              </table:table-cell>
              <table:table-cell office:value-type="float" office:value="13.59196">
                <text:p>13.59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2.72386">
                <text:p>42.72386</text:p>
              </table:table-cell>
              <table:table-cell office:value-type="float" office:value="13.67164">
                <text:p>13.67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2.97284">
                <text:p>42.97284</text:p>
              </table:table-cell>
              <table:table-cell office:value-type="float" office:value="13.75131">
                <text:p>13.751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3.22182">
                <text:p>43.22182</text:p>
              </table:table-cell>
              <table:table-cell office:value-type="float" office:value="13.83098">
                <text:p>13.830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3.4708">
                <text:p>43.4708</text:p>
              </table:table-cell>
              <table:table-cell office:value-type="float" office:value="13.91066">
                <text:p>13.910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3.71978">
                <text:p>43.71978</text:p>
              </table:table-cell>
              <table:table-cell office:value-type="float" office:value="13.99033">
                <text:p>13.990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3.96876">
                <text:p>43.96876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3.96876">
                <text:p>43.96876</text:p>
              </table:table-cell>
              <table:table-cell office:value-type="float" office:value="13.19063">
                <text:p>13.190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4.21697">
                <text:p>44.21697</text:p>
              </table:table-cell>
              <table:table-cell office:value-type="float" office:value="13.26509">
                <text:p>13.265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4.46518">
                <text:p>44.46518</text:p>
              </table:table-cell>
              <table:table-cell office:value-type="float" office:value="13.33955">
                <text:p>13.339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4.71339">
                <text:p>44.71339</text:p>
              </table:table-cell>
              <table:table-cell office:value-type="float" office:value="13.41402">
                <text:p>13.414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4.9616">
                <text:p>44.9616</text:p>
              </table:table-cell>
              <table:table-cell office:value-type="float" office:value="13.48848">
                <text:p>13.488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5.20981">
                <text:p>45.20981</text:p>
              </table:table-cell>
              <table:table-cell office:value-type="float" office:value="13.56294">
                <text:p>13.562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5.45802">
                <text:p>45.45802</text:p>
              </table:table-cell>
              <table:table-cell office:value-type="float" office:value="13.63741">
                <text:p>13.637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5.70623">
                <text:p>45.70623</text:p>
              </table:table-cell>
              <table:table-cell office:value-type="float" office:value="13.71187">
                <text:p>13.711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5.95444">
                <text:p>45.95444</text:p>
              </table:table-cell>
              <table:table-cell office:value-type="float" office:value="13.78633">
                <text:p>13.786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46.20265">
                <text:p>46.20265</text:p>
              </table:table-cell>
              <table:table-cell office:value-type="float" office:value="13.8608">
                <text:p>13.8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6.45086">
                <text:p>46.45086</text:p>
              </table:table-cell>
              <table:table-cell office:value-type="float" office:value="13.93526">
                <text:p>13.935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46.69907">
                <text:p>46.69907</text:p>
              </table:table-cell>
              <table:table-cell office:value-type="float" office:value="14.00972">
                <text:p>14.009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6.69907">
                <text:p>46.69907</text:p>
              </table:table-cell>
              <table:table-cell office:value-type="float" office:value="13.07574">
                <text:p>13.075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6.9465">
                <text:p>46.9465</text:p>
              </table:table-cell>
              <table:table-cell office:value-type="float" office:value="13.14502">
                <text:p>13.145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7.19393">
                <text:p>47.19393</text:p>
              </table:table-cell>
              <table:table-cell office:value-type="float" office:value="13.2143">
                <text:p>13.21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47.44136">
                <text:p>47.44136</text:p>
              </table:table-cell>
              <table:table-cell office:value-type="float" office:value="13.28358">
                <text:p>13.283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47.68879">
                <text:p>47.68879</text:p>
              </table:table-cell>
              <table:table-cell office:value-type="float" office:value="13.35286">
                <text:p>13.352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47.93622">
                <text:p>47.93622</text:p>
              </table:table-cell>
              <table:table-cell office:value-type="float" office:value="13.42214">
                <text:p>13.422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48.18365">
                <text:p>48.18365</text:p>
              </table:table-cell>
              <table:table-cell office:value-type="float" office:value="13.49142">
                <text:p>13.491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48.43108">
                <text:p>48.43108</text:p>
              </table:table-cell>
              <table:table-cell office:value-type="float" office:value="13.5607">
                <text:p>13.56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48.67851">
                <text:p>48.67851</text:p>
              </table:table-cell>
              <table:table-cell office:value-type="float" office:value="13.62998">
                <text:p>13.62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48.92594">
                <text:p>48.92594</text:p>
              </table:table-cell>
              <table:table-cell office:value-type="float" office:value="13.69926">
                <text:p>13.699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49.17337">
                <text:p>49.17337</text:p>
              </table:table-cell>
              <table:table-cell office:value-type="float" office:value="13.76854">
                <text:p>13.768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49.4208">
                <text:p>49.4208</text:p>
              </table:table-cell>
              <table:table-cell office:value-type="float" office:value="13.83782">
                <text:p>13.837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49.66823">
                <text:p>49.66823</text:p>
              </table:table-cell>
              <table:table-cell office:value-type="float" office:value="13.9071">
                <text:p>13.90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49.91566">
                <text:p>49.91566</text:p>
              </table:table-cell>
              <table:table-cell office:value-type="float" office:value="13.97638">
                <text:p>13.976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0.16309">
                <text:p>50.16309</text:p>
              </table:table-cell>
              <table:table-cell office:value-type="float" office:value="14.04567">
                <text:p>14.045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0.16309">
                <text:p>50.16309</text:p>
              </table:table-cell>
              <table:table-cell office:value-type="float" office:value="13.0424">
                <text:p>13.04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0.40975">
                <text:p>50.40975</text:p>
              </table:table-cell>
              <table:table-cell office:value-type="float" office:value="13.10654">
                <text:p>13.106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0.65641">
                <text:p>50.65641</text:p>
              </table:table-cell>
              <table:table-cell office:value-type="float" office:value="13.17067">
                <text:p>13.170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0.90307">
                <text:p>50.90307</text:p>
              </table:table-cell>
              <table:table-cell office:value-type="float" office:value="13.2348">
                <text:p>13.23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1.14973">
                <text:p>51.14973</text:p>
              </table:table-cell>
              <table:table-cell office:value-type="float" office:value="13.29893">
                <text:p>13.298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1.39639">
                <text:p>51.39639</text:p>
              </table:table-cell>
              <table:table-cell office:value-type="float" office:value="13.36306">
                <text:p>13.363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1.64305">
                <text:p>51.64305</text:p>
              </table:table-cell>
              <table:table-cell office:value-type="float" office:value="13.42719">
                <text:p>13.427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1.88971">
                <text:p>51.88971</text:p>
              </table:table-cell>
              <table:table-cell office:value-type="float" office:value="13.49132">
                <text:p>13.491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52.13637">
                <text:p>52.13637</text:p>
              </table:table-cell>
              <table:table-cell office:value-type="float" office:value="13.55546">
                <text:p>13.55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